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to decameter<text:tab/>22</text:p>
          <text:p text:style-name="P7"><text:s/>7.1.5 Type DACC: accumulated distance<text:tab/>22</text:p>
          <text:p text:style-name="P7"><text:s/>7.1.6 Type TSEC: time in seconds<text:tab/>23</text:p>
          <text:p text:style-name="P7"><text:soft-page-break/><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to decameter</text:h>
      <text:p text:style-name="Preformatted_20_Text">DRAD10(&lt;pointNameA&gt;, &lt;pointNameB&gt;, &lt;2DThreshold&gt;[, &lt;bestPerformance&gt;])</text:p>
      <text:p text:style-name="Text_20_body">Computes the distance, rounded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1-09-18T16:39:21.52</dc:date>
    <meta:editing-duration>PT31H14M14S</meta:editing-duration>
    <meta:editing-cycles>193</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9" meta:paragraph-count="614" meta:word-count="4441" meta:character-count="29130"/>
  </office:meta>
</office:document-meta>
</file>